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apple-system" svg:font-family="apple-system, BlinkMacSystemFont, 'Segoe WPC', 'Segoe UI', Ubuntu, 'Droid Sans', sans-serif"/>
    <style:font-face style:name="monospace" svg:font-family="monospace"/>
  </office:font-face-decls>
  <office:automatic-styles>
    <style:style style:name="P1" style:family="paragraph" style:parent-style-name="Preformatted_20_Text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111111" loext:opacity="100%" style:font-name="monospace" fo:font-size="9.75pt" fo:letter-spacing="normal" fo:font-style="normal" style:text-underline-style="solid" style:text-underline-width="auto" style:text-underline-color="font-color" fo:font-weight="bold" officeooo:rsid="001a36c7" officeooo:paragraph-rsid="001a36c7" style:font-weight-asian="bold" style:font-weight-complex="bold"/>
    </style:style>
    <style:style style:name="P2" style:family="paragraph" style:parent-style-name="Preformatted_20_Text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111111" loext:opacity="100%" style:font-name="monospace" fo:font-size="9.75pt" fo:letter-spacing="normal" fo:font-style="normal" fo:font-weight="normal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1a36c7" officeooo:paragraph-rsid="001a36c7" style:font-weight-asian="bold" style:font-weight-complex="bold"/>
    </style:style>
    <style:style style:name="P4" style:family="paragraph" style:parent-style-name="Preformatted_20_Text">
      <style:text-properties fo:font-variant="normal" fo:text-transform="none" fo:color="#111111" loext:opacity="100%" style:font-name="monospace" fo:font-size="9.75pt" fo:letter-spacing="normal" fo:font-style="normal" fo:font-weight="normal" officeooo:rsid="00191b65" officeooo:paragraph-rsid="00191b65"/>
    </style:style>
    <style:style style:name="P5" style:family="paragraph" style:parent-style-name="Standard">
      <style:text-properties fo:color="#111111" loext:opacity="100%" officeooo:rsid="00191b65" officeooo:paragraph-rsid="00191b65"/>
    </style:style>
    <style:style style:name="P6" style:family="paragraph" style:parent-style-name="Standard">
      <style:text-properties fo:color="#111111" loext:opacity="100%" officeooo:rsid="001abced" officeooo:paragraph-rsid="001abced"/>
    </style:style>
    <style:style style:name="P7" style:family="paragraph" style:parent-style-name="Standard">
      <style:text-properties fo:color="#111111" loext:opacity="100%" officeooo:rsid="001c86f6" officeooo:paragraph-rsid="001c86f6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riamph</text:p>
      <text:p text:style-name="P2">MAC address (6 bytes, 4 universally administered, default)</text:p>
      <text:p text:style-name="P2">09:29:17.487 -&gt; Wi-Fi Station (using 'esp_efuse_mac_get_default') <text:s text:c="6"/><text:span text:style-name="T1">CC:DB:A7:33:23:B8</text:span></text:p>
      <text:p text:style-name="P2">09:29:17.520 -&gt; WiFi Station (using 'esp_read_mac') <text:s text:c="20"/>CC:DB:A7:33:23:B8</text:p>
      <text:p text:style-name="P2">09:29:17.520 -&gt; WiFi Soft-AP (using 'esp_read_mac') <text:s text:c="20"/>CC:DB:A7:33:23:B9</text:p>
      <text:p text:style-name="P2">09:29:17.520 -&gt; Bluetooth (using 'esp_read_mac') <text:s text:c="23"/>CC:DB:A7:33:23:BA</text:p>
      <text:p text:style-name="P2">09:29:17.520 -&gt; Ethernet (using 'esp_read_mac') CC:DB:A7:33:23:BB</text:p>
      <text:p text:style-name="Standard"/>
      <text:p text:style-name="Standard"/>
      <text:p text:style-name="Standard"/>
      <text:p text:style-name="P3">Controller</text:p>
      <text:p text:style-name="P4">MAC address (6 bytes, 4 universally administered, default)</text:p>
      <text:p text:style-name="P2">09:34:04.435 -&gt; Wi-Fi Station (using 'esp_efuse_mac_get_default') <text:s text:c="6"/><text:span text:style-name="T1">CC:DB:A7:3F:5C:EC</text:span></text:p>
      <text:p text:style-name="P2">09:34:04.435 -&gt; WiFi Station (using 'esp_read_mac') <text:s text:c="20"/>CC:DB:A7:3F:5C:EC</text:p>
      <text:p text:style-name="P2">09:34:04.435 -&gt; WiFi Soft-AP (using 'esp_read_mac') <text:s text:c="20"/>CC:DB:A7:3F:5C:ED</text:p>
      <text:p text:style-name="P2">09:34:04.467 -&gt; Bluetooth (using 'esp_read_mac') <text:s text:c="23"/>CC:DB:A7:3F:5C:EE</text:p>
      <text:p text:style-name="P2">09:34:04.467 -&gt; Ethernet (using 'esp_read_mac') CC:DB:A7:3F:5C:EF</text:p>
      <text:p text:style-name="P5"/>
      <text:p text:style-name="P5"/>
      <text:p text:style-name="P6">ESP32 wroom 32U</text:p>
      <text:p text:style-name="P6"/>
      <text:p text:style-name="P7">Wifi Station (using efuse mac get default) F8:B3:B7:22:41:CC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apple-system" svg:font-family="apple-system, BlinkMacSystemFont, 'Segoe WPC', 'Segoe UI', Ubuntu, 'Droid Sans', sans-serif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" style:family="graphic">
      <style:graphic-properties text:anchor-type="as-char" svg:y="0in" style:wrap="none" style:vertical-pos="middle" style:vertical-rel="line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2T09:32:54.938306553</meta:creation-date>
    <dc:date>2024-12-06T19:54:37.197889917</dc:date>
    <meta:editing-duration>PT30M8S</meta:editing-duration>
    <meta:editing-cycles>4</meta:editing-cycles>
    <meta:generator>LibreOffice/24.8.3.2$Linux_X86_64 LibreOffice_project/48a6bac9e7e268aeb4c3483fcf825c94556d9f92</meta:generator>
    <meta:document-statistic meta:table-count="0" meta:image-count="0" meta:object-count="0" meta:page-count="1" meta:paragraph-count="16" meta:word-count="95" meta:character-count="1050" meta:non-whitespace-character-count="833"/>
  </office:meta>
</office:document-meta>
</file>